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_aliment</text:p>
          </table:table-cell>
          <table:table-cell office:value-type="string" calcext:value-type="string">
            <text:p>poids_moyen</text:p>
          </table:table-cell>
        </table:table-row>
        <table:table-row table:style-name="ro1">
          <table:table-cell office:value-type="string" calcext:value-type="string">
            <text:p>tete ai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ousse ai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tichaut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asperg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ubergin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arotte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celeri rav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u fleur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chou vert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oncomb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urgett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resso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chalo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itue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ave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oignon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oireau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oivron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atat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omme de terr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brico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nana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banan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itro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lementin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att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igu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amplemous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pech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oir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omm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asteq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ranche jambo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ranche bac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anche boeuf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ranche sauciss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que chocolat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anche pai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ranche por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ranche poule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ilet poulet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mignon porc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orceau boeuf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blanc poulet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noi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mand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isett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anches citrionelle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ingemb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euf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ugge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ouquet persil pla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ix saint jacqu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quilles saint jacque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eur de palmi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voca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ra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vet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aourt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huitre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alourd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oul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alamars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17:48:33.339596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4:33:01.466807429</meta:creation-date>
    <dc:date>2023-04-17T13:12:34.551766285</dc:date>
    <meta:editing-duration>PT2H30M26S</meta:editing-duration>
    <meta:editing-cycles>10</meta:editing-cycles>
    <meta:generator>LibreOffice/6.4.7.2$Linux_X86_64 LibreOffice_project/40$Build-2</meta:generator>
    <meta:document-statistic meta:table-count="1" meta:cell-count="134" meta:object-count="0"/>
  </office:meta>
</office:document-meta>
</file>